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TemplateManager.getTemplates( InputStream xs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TemplateManager.transformCriteria( Properties formProperties , InputStream xslIs ,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TemplateManager.getQueryAsDOM( Properties formProperties , InputStream xs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TemplateManager.transformCriteria( Properties formProperties , Transformer transformer , Result 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eryTemplateManager.transformCriteria( Properties formProperties , Templates template ,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mplateManager.getQueryAsXmlString( Properties for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mplateManager.addDefaultQueryTemplate( InputStream xs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mplateManager.QueryTemplateManager( InputStream xs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mplateManager.getQueryAsDOM( Properties formProperties , Templates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TemplateManager.getQueryAsDOM( Properties for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mplateManager.getQueryAsXmlString( Properties formProperties , String queryTempla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TemplateManager.getQueryAsDOM( Properties formProperties , String queryTempla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TemplateManager.addQueryTemplate( String name , InputStream xs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mplateManager.getQueryAsXmlString( Properties formProperties , InputStream xs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TemplateManager.getQueryAsXmlString( Properties formProperties , Templates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TemplateManager.QueryTempl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